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4-12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4-09-17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4-06-2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4-03-1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3-12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3-06-28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3-03-2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2-12-1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2-09-2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2-06-2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2-03-1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1-12-1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1-09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1-06-2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1-03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0-12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0-09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0-06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20-03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9-12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9-09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9-06-27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9-03-1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8-12-25 0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8-09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8-07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7-12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7-09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7-06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7-03-2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6-12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6-09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6-06-2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6-03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5-12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5-09-1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5-06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5-03-2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5-02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5-01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12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10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09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07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06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04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03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4-01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12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11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10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09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08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07-31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06-2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05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04-3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03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02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3-01-30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12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11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10-3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09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08-3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06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05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04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03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02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2-01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11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10-3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08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07-2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06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05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04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02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1-01-26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1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11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10-27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09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08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07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06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05-2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04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03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02-25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10-01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12-1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11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10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08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07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06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05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04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03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02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9-01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12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11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9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8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7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6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5-2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4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4-0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3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2-03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8-01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7-12-21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7-11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7-10-30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7-09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7-06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7-03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6-12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6-08-24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6-01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12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11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10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09-2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08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07-2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06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05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04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03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02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5-0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621109451701</text:p>
          </table:table-cell>
          <table:table-cell office:value-type="string" calcext:value-type="string">
            <text:p>D-06-25 02DBA [DPW-10]</text:p>
          </table:table-cell>
          <table:table-cell office:value-type="string" calcext:value-type="string">
            <text:p>200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8" meta:object-count="0"/>
    <meta:user-defined meta:name="AppVersion">3.0</meta:user-defined>
  </office:meta>
</office:document-meta>
</file>